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age_model">
            <text:p>age_model</text:p>
          </table:table-cell>
          <table:table-cell office:value-type="string" office:value="I2_isolation">
            <text:p>I2_isolation</text:p>
          </table:table-cell>
          <table:table-cell office:value-type="float" office:value="81.45019">
            <text:p>81.45019</text:p>
          </table:table-cell>
          <table:table-cell office:value-type="float" office:value="-18.30312">
            <text:p>-18.30312</text:p>
          </table:table-cell>
          <table:table-cell office:value-type="float" office:value="8000.0">
            <text:p>8000.0</text:p>
          </table:table-cell>
          <table:table-cell office:value-type="float" office:value="100.0">
            <text:p>100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9.6">
            <text:p>19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K-138">
            <text:p>K-138</text:p>
          </table:table-cell>
          <table:table-cell office:value-type="float" office:value="81.6">
            <text:p>81.6</text:p>
          </table:table-cell>
          <table:table-cell office:value-type="float" office:value="-16.68333">
            <text:p>-16.68333</text:p>
          </table:table-cell>
          <table:table-cell office:value-type="float" office:value="4040.0">
            <text:p>4040.0</text:p>
          </table:table-cell>
          <table:table-cell office:value-type="float" office:value="170.0">
            <text:p>1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,Tauber1961">
            <text:p>FunderEtal2011,Tauber196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K-5348">
            <text:p>K-5348</text:p>
          </table:table-cell>
          <table:table-cell office:value-type="float" office:value="81.51667">
            <text:p>81.51667</text:p>
          </table:table-cell>
          <table:table-cell office:value-type="float" office:value="-16.78333">
            <text:p>-16.78333</text:p>
          </table:table-cell>
          <table:table-cell office:value-type="float" office:value="5850.0">
            <text:p>5850.0</text:p>
          </table:table-cell>
          <table:table-cell office:value-type="float" office:value="95.0">
            <text:p>95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K-5347">
            <text:p>K-5347</text:p>
          </table:table-cell>
          <table:table-cell office:value-type="float" office:value="81.51667">
            <text:p>81.51667</text:p>
          </table:table-cell>
          <table:table-cell office:value-type="float" office:value="-16.88333">
            <text:p>-16.88333</text:p>
          </table:table-cell>
          <table:table-cell office:value-type="float" office:value="8430.0">
            <text:p>843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9.0">
            <text:p>39.0</text:p>
          </table:table-cell>
          <table:table-cell office:value-type="float" office:value="7.800000000000001">
            <text:p>7.800000000000001</text:p>
          </table:table-cell>
          <table:table-cell office:value-type="float" office:value="7.800000000000001">
            <text:p>7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HAR-3561">
            <text:p>HAR-3561</text:p>
          </table:table-cell>
          <table:table-cell office:value-type="float" office:value="81.583">
            <text:p>81.583</text:p>
          </table:table-cell>
          <table:table-cell office:value-type="float" office:value="-16.533">
            <text:p>-16.533</text:p>
          </table:table-cell>
          <table:table-cell office:value-type="float" office:value="8290.0">
            <text:p>829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9.8">
            <text:p>9.8</text:p>
          </table:table-cell>
          <table:table-cell office:value-type="float" office:value="9.8">
            <text:p>9.8</text:p>
          </table:table-cell>
          <table:table-cell office:value-type="string" office:value="Funder1982,FunderAbrahamsen1988">
            <text:p>Funder1982,FunderAbrahamsen198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K-5977">
            <text:p>K-5977</text:p>
          </table:table-cell>
          <table:table-cell office:value-type="float" office:value="81.56961">
            <text:p>81.56961</text:p>
          </table:table-cell>
          <table:table-cell office:value-type="float" office:value="-16.50156">
            <text:p>-16.50156</text:p>
          </table:table-cell>
          <table:table-cell office:value-type="float" office:value="6450.0">
            <text:p>6450.0</text:p>
          </table:table-cell>
          <table:table-cell office:value-type="float" office:value="105.0">
            <text:p>105.0</text:p>
          </table:table-cell>
          <table:table-cell office:value-type="string" office:value="?Balaena mysticetus (whale)">
            <text:p>?Balaena mysticetus (whale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FunderEtal2011,Bennike1997">
            <text:p>FunderEtal2011,Bennike1997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age_model">
            <text:p>age_model</text:p>
          </table:table-cell>
          <table:table-cell office:value-type="string" office:value="T2_isolation">
            <text:p>T2_isolation</text:p>
          </table:table-cell>
          <table:table-cell office:value-type="float" office:value="81.41301">
            <text:p>81.41301</text:p>
          </table:table-cell>
          <table:table-cell office:value-type="float" office:value="-18.89223">
            <text:p>-18.89223</text:p>
          </table:table-cell>
          <table:table-cell office:value-type="float" office:value="9100.0">
            <text:p>9100.0</text:p>
          </table:table-cell>
          <table:table-cell office:value-type="float" office:value="100.0">
            <text:p>100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2.2">
            <text:p>4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K-5346">
            <text:p>K-5346</text:p>
          </table:table-cell>
          <table:table-cell office:value-type="float" office:value="81.55">
            <text:p>81.55</text:p>
          </table:table-cell>
          <table:table-cell office:value-type="float" office:value="-16.28333">
            <text:p>-16.28333</text:p>
          </table:table-cell>
          <table:table-cell office:value-type="float" office:value="9320.0">
            <text:p>9320.0</text:p>
          </table:table-cell>
          <table:table-cell office:value-type="float" office:value="125.0">
            <text:p>12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9.8">
            <text:p>9.8</text:p>
          </table:table-cell>
          <table:table-cell office:value-type="float" office:value="9.8">
            <text:p>9.8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-3781">
            <text:p>Lu-3781</text:p>
          </table:table-cell>
          <table:table-cell office:value-type="float" office:value="80.896">
            <text:p>80.896</text:p>
          </table:table-cell>
          <table:table-cell office:value-type="float" office:value="-14.387">
            <text:p>-14.387</text:p>
          </table:table-cell>
          <table:table-cell office:value-type="float" office:value="3400.0">
            <text:p>3400.0</text:p>
          </table:table-cell>
          <table:table-cell office:value-type="float" office:value="70.0">
            <text:p>7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K-3610">
            <text:p>K-3610</text:p>
          </table:table-cell>
          <table:table-cell office:value-type="float" office:value="81.6">
            <text:p>81.6</text:p>
          </table:table-cell>
          <table:table-cell office:value-type="float" office:value="-16.667">
            <text:p>-16.667</text:p>
          </table:table-cell>
          <table:table-cell office:value-type="float" office:value="6540.0">
            <text:p>6540.0</text:p>
          </table:table-cell>
          <table:table-cell office:value-type="float" office:value="82.0">
            <text:p>82.0</text:p>
          </table:table-cell>
          <table:table-cell office:value-type="string" office:value="basal gyttja">
            <text:p>bas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Funder1982,FunderAbrahamsen1988">
            <text:p>Funder1982,FunderAbrahamsen198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-2572">
            <text:p>Lu-2572</text:p>
          </table:table-cell>
          <table:table-cell office:value-type="float" office:value="81.194">
            <text:p>81.194</text:p>
          </table:table-cell>
          <table:table-cell office:value-type="float" office:value="-12.858">
            <text:p>-12.858</text:p>
          </table:table-cell>
          <table:table-cell office:value-type="float" office:value="8340.0">
            <text:p>8340.0</text:p>
          </table:table-cell>
          <table:table-cell office:value-type="float" office:value="80.0">
            <text:p>80.0</text:p>
          </table:table-cell>
          <table:table-cell office:value-type="string" office:value="bivalves">
            <text:p>bivalve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5">
            <text:p>LuS-7975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6005.0">
            <text:p>600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6">
            <text:p>LuS-7976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720.0">
            <text:p>72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7">
            <text:p>LuS-7977</text:p>
          </table:table-cell>
          <table:table-cell office:value-type="float" office:value="81.61528">
            <text:p>81.61528</text:p>
          </table:table-cell>
          <table:table-cell office:value-type="float" office:value="-16.69639">
            <text:p>-16.69639</text:p>
          </table:table-cell>
          <table:table-cell office:value-type="float" office:value="1025.0">
            <text:p>1025.0</text:p>
          </table:table-cell>
          <table:table-cell office:value-type="float" office:value="45.0">
            <text:p>45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8">
            <text:p>LuS-7978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1885.0">
            <text:p>188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9">
            <text:p>LuS-7979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540.0">
            <text:p>540.0</text:p>
          </table:table-cell>
          <table:table-cell office:value-type="float" office:value="45.0">
            <text:p>45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80">
            <text:p>LuS-7980</text:p>
          </table:table-cell>
          <table:table-cell office:value-type="float" office:value="81.61528">
            <text:p>81.61528</text:p>
          </table:table-cell>
          <table:table-cell office:value-type="float" office:value="-16.69639">
            <text:p>-16.69639</text:p>
          </table:table-cell>
          <table:table-cell office:value-type="float" office:value="4400.0">
            <text:p>440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4">
            <text:p>LuS-7974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3540.0">
            <text:p>354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81">
            <text:p>LuS-7981</text:p>
          </table:table-cell>
          <table:table-cell office:value-type="float" office:value="81.58194">
            <text:p>81.58194</text:p>
          </table:table-cell>
          <table:table-cell office:value-type="float" office:value="-16.76194">
            <text:p>-16.76194</text:p>
          </table:table-cell>
          <table:table-cell office:value-type="float" office:value="4495.0">
            <text:p>449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83">
            <text:p>LuS-7983</text:p>
          </table:table-cell>
          <table:table-cell office:value-type="float" office:value="81.58194">
            <text:p>81.58194</text:p>
          </table:table-cell>
          <table:table-cell office:value-type="float" office:value="-16.76194">
            <text:p>-16.76194</text:p>
          </table:table-cell>
          <table:table-cell office:value-type="float" office:value="930.0">
            <text:p>93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84">
            <text:p>LuS-7984</text:p>
          </table:table-cell>
          <table:table-cell office:value-type="float" office:value="81.58194">
            <text:p>81.58194</text:p>
          </table:table-cell>
          <table:table-cell office:value-type="float" office:value="-16.76194">
            <text:p>-16.76194</text:p>
          </table:table-cell>
          <table:table-cell office:value-type="float" office:value="845.0">
            <text:p>845.0</text:p>
          </table:table-cell>
          <table:table-cell office:value-type="float" office:value="45.0">
            <text:p>45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-2570">
            <text:p>Lu-2570</text:p>
          </table:table-cell>
          <table:table-cell office:value-type="float" office:value="81.194">
            <text:p>81.194</text:p>
          </table:table-cell>
          <table:table-cell office:value-type="float" office:value="-12.858">
            <text:p>-12.858</text:p>
          </table:table-cell>
          <table:table-cell office:value-type="float" office:value="8320.0">
            <text:p>8320.0</text:p>
          </table:table-cell>
          <table:table-cell office:value-type="float" office:value="80.0">
            <text:p>80.0</text:p>
          </table:table-cell>
          <table:table-cell office:value-type="string" office:value="bivalves">
            <text:p>bivalve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86">
            <text:p>LuS-7986</text:p>
          </table:table-cell>
          <table:table-cell office:value-type="float" office:value="81.61528">
            <text:p>81.61528</text:p>
          </table:table-cell>
          <table:table-cell office:value-type="float" office:value="-16.69639">
            <text:p>-16.69639</text:p>
          </table:table-cell>
          <table:table-cell office:value-type="float" office:value="95.0">
            <text:p>95.0</text:p>
          </table:table-cell>
          <table:table-cell office:value-type="float" office:value="45.0">
            <text:p>45.0</text:p>
          </table:table-cell>
          <table:table-cell office:value-type="string" office:value="Populus">
            <text:p>Popul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AAR-10374">
            <text:p>AAR-10374</text:p>
          </table:table-cell>
          <table:table-cell office:value-type="float" office:value="81.59833">
            <text:p>81.59833</text:p>
          </table:table-cell>
          <table:table-cell office:value-type="float" office:value="-16.481">
            <text:p>-16.481</text:p>
          </table:table-cell>
          <table:table-cell office:value-type="float" office:value="3671.0">
            <text:p>3671.0</text:p>
          </table:table-cell>
          <table:table-cell office:value-type="float" office:value="48.0">
            <text:p>48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AAR-10375">
            <text:p>AAR-10375</text:p>
          </table:table-cell>
          <table:table-cell office:value-type="float" office:value="81.58667">
            <text:p>81.58667</text:p>
          </table:table-cell>
          <table:table-cell office:value-type="float" office:value="-16.26389">
            <text:p>-16.26389</text:p>
          </table:table-cell>
          <table:table-cell office:value-type="float" office:value="8865.0">
            <text:p>8865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2.0">
            <text:p>42.0</text:p>
          </table:table-cell>
          <table:table-cell office:value-type="float" office:value="8.4">
            <text:p>8.4</text:p>
          </table:table-cell>
          <table:table-cell office:value-type="float" office:value="8.4">
            <text:p>8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82">
            <text:p>LuS-7982</text:p>
          </table:table-cell>
          <table:table-cell office:value-type="float" office:value="81.58194">
            <text:p>81.58194</text:p>
          </table:table-cell>
          <table:table-cell office:value-type="float" office:value="-16.76194">
            <text:p>-16.76194</text:p>
          </table:table-cell>
          <table:table-cell office:value-type="float" office:value="890.0">
            <text:p>89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AAR-10376">
            <text:p>AAR-10376</text:p>
          </table:table-cell>
          <table:table-cell office:value-type="float" office:value="81.52167">
            <text:p>81.52167</text:p>
          </table:table-cell>
          <table:table-cell office:value-type="float" office:value="-16.75383">
            <text:p>-16.75383</text:p>
          </table:table-cell>
          <table:table-cell office:value-type="float" office:value="7100.0">
            <text:p>7100.0</text:p>
          </table:table-cell>
          <table:table-cell office:value-type="float" office:value="55.0">
            <text:p>55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3">
            <text:p>LuS-7973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3990.0">
            <text:p>399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1">
            <text:p>LuS-7971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905.0">
            <text:p>905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729">
            <text:p>LuS-7729</text:p>
          </table:table-cell>
          <table:table-cell office:value-type="float" office:value="81.55802">
            <text:p>81.55802</text:p>
          </table:table-cell>
          <table:table-cell office:value-type="float" office:value="-16.16025">
            <text:p>-16.16025</text:p>
          </table:table-cell>
          <table:table-cell office:value-type="float" office:value="125.0">
            <text:p>125.0</text:p>
          </table:table-cell>
          <table:table-cell office:value-type="float" office:value="45.0">
            <text:p>45.0</text:p>
          </table:table-cell>
          <table:table-cell office:value-type="string" office:value="Populus">
            <text:p>Popul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730">
            <text:p>LuS-7730</text:p>
          </table:table-cell>
          <table:table-cell office:value-type="float" office:value="81.57278">
            <text:p>81.57278</text:p>
          </table:table-cell>
          <table:table-cell office:value-type="float" office:value="-16.86778">
            <text:p>-16.86778</text:p>
          </table:table-cell>
          <table:table-cell office:value-type="float" office:value="865.0">
            <text:p>865.0</text:p>
          </table:table-cell>
          <table:table-cell office:value-type="float" office:value="45.0">
            <text:p>45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731">
            <text:p>LuS-7731</text:p>
          </table:table-cell>
          <table:table-cell office:value-type="float" office:value="81.57278">
            <text:p>81.57278</text:p>
          </table:table-cell>
          <table:table-cell office:value-type="float" office:value="-16.86778">
            <text:p>-16.86778</text:p>
          </table:table-cell>
          <table:table-cell office:value-type="float" office:value="125.0">
            <text:p>125.0</text:p>
          </table:table-cell>
          <table:table-cell office:value-type="float" office:value="45.0">
            <text:p>45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883">
            <text:p>LuS-7883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855.0">
            <text:p>855.0</text:p>
          </table:table-cell>
          <table:table-cell office:value-type="float" office:value="45.0">
            <text:p>45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884">
            <text:p>LuS-7884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140.0">
            <text:p>140.0</text:p>
          </table:table-cell>
          <table:table-cell office:value-type="float" office:value="45.0">
            <text:p>45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885">
            <text:p>LuS-7885</text:p>
          </table:table-cell>
          <table:table-cell office:value-type="float" office:value="81.5775">
            <text:p>81.5775</text:p>
          </table:table-cell>
          <table:table-cell office:value-type="float" office:value="-16.34583">
            <text:p>-16.34583</text:p>
          </table:table-cell>
          <table:table-cell office:value-type="float" office:value="3890.0">
            <text:p>389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2">
            <text:p>LuS-7972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240.0">
            <text:p>240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63">
            <text:p>LuS-7963</text:p>
          </table:table-cell>
          <table:table-cell office:value-type="float" office:value="81.57611">
            <text:p>81.57611</text:p>
          </table:table-cell>
          <table:table-cell office:value-type="float" office:value="-16.20222">
            <text:p>-16.20222</text:p>
          </table:table-cell>
          <table:table-cell office:value-type="float" office:value="4860.0">
            <text:p>4860.0</text:p>
          </table:table-cell>
          <table:table-cell office:value-type="float" office:value="60.0">
            <text:p>6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65">
            <text:p>LuS-7965</text:p>
          </table:table-cell>
          <table:table-cell office:value-type="float" office:value="81.5775">
            <text:p>81.5775</text:p>
          </table:table-cell>
          <table:table-cell office:value-type="float" office:value="-16.34583">
            <text:p>-16.34583</text:p>
          </table:table-cell>
          <table:table-cell office:value-type="float" office:value="115.0">
            <text:p>115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66">
            <text:p>LuS-7966</text:p>
          </table:table-cell>
          <table:table-cell office:value-type="float" office:value="81.5775">
            <text:p>81.5775</text:p>
          </table:table-cell>
          <table:table-cell office:value-type="float" office:value="-16.34583">
            <text:p>-16.34583</text:p>
          </table:table-cell>
          <table:table-cell office:value-type="float" office:value="1955.0">
            <text:p>195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67">
            <text:p>LuS-7967</text:p>
          </table:table-cell>
          <table:table-cell office:value-type="float" office:value="81.5775">
            <text:p>81.5775</text:p>
          </table:table-cell>
          <table:table-cell office:value-type="float" office:value="-16.34583">
            <text:p>-16.34583</text:p>
          </table:table-cell>
          <table:table-cell office:value-type="float" office:value="1915.0">
            <text:p>191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68">
            <text:p>LuS-7968</text:p>
          </table:table-cell>
          <table:table-cell office:value-type="float" office:value="81.5775">
            <text:p>81.5775</text:p>
          </table:table-cell>
          <table:table-cell office:value-type="float" office:value="-16.34583">
            <text:p>-16.34583</text:p>
          </table:table-cell>
          <table:table-cell office:value-type="float" office:value="2690.0">
            <text:p>2690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69">
            <text:p>LuS-7969</text:p>
          </table:table-cell>
          <table:table-cell office:value-type="float" office:value="81.61528">
            <text:p>81.61528</text:p>
          </table:table-cell>
          <table:table-cell office:value-type="float" office:value="-16.69639">
            <text:p>-16.69639</text:p>
          </table:table-cell>
          <table:table-cell office:value-type="float" office:value="60.0">
            <text:p>60.0</text:p>
          </table:table-cell>
          <table:table-cell office:value-type="float" office:value="45.0">
            <text:p>45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70">
            <text:p>LuS-7970</text:p>
          </table:table-cell>
          <table:table-cell office:value-type="float" office:value="81.49972">
            <text:p>81.49972</text:p>
          </table:table-cell>
          <table:table-cell office:value-type="float" office:value="-16.68861">
            <text:p>-16.68861</text:p>
          </table:table-cell>
          <table:table-cell office:value-type="float" office:value="2975.0">
            <text:p>2975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64">
            <text:p>LuS-7964</text:p>
          </table:table-cell>
          <table:table-cell office:value-type="float" office:value="81.55802">
            <text:p>81.55802</text:p>
          </table:table-cell>
          <table:table-cell office:value-type="float" office:value="-16.16025">
            <text:p>-16.16025</text:p>
          </table:table-cell>
          <table:table-cell office:value-type="float" office:value="2770.0">
            <text:p>277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AAR-10377">
            <text:p>AAR-10377</text:p>
          </table:table-cell>
          <table:table-cell office:value-type="float" office:value="81.57361">
            <text:p>81.57361</text:p>
          </table:table-cell>
          <table:table-cell office:value-type="float" office:value="-16.78917">
            <text:p>-16.78917</text:p>
          </table:table-cell>
          <table:table-cell office:value-type="float" office:value="7585.0">
            <text:p>7585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7985">
            <text:p>LuS-7985</text:p>
          </table:table-cell>
          <table:table-cell office:value-type="float" office:value="81.61528">
            <text:p>81.61528</text:p>
          </table:table-cell>
          <table:table-cell office:value-type="float" office:value="-16.69639">
            <text:p>-16.69639</text:p>
          </table:table-cell>
          <table:table-cell office:value-type="float" office:value="4380.0">
            <text:p>438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6353">
            <text:p>Ua-56353</text:p>
          </table:table-cell>
          <table:table-cell office:value-type="float" office:value="81.41301">
            <text:p>81.41301</text:p>
          </table:table-cell>
          <table:table-cell office:value-type="float" office:value="-18.89223">
            <text:p>-18.89223</text:p>
          </table:table-cell>
          <table:table-cell office:value-type="float" office:value="9016.0">
            <text:p>9016.0</text:p>
          </table:table-cell>
          <table:table-cell office:value-type="float" office:value="40.0">
            <text:p>40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2.2">
            <text:p>4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6352">
            <text:p>Ua-56352</text:p>
          </table:table-cell>
          <table:table-cell office:value-type="float" office:value="81.41301">
            <text:p>81.41301</text:p>
          </table:table-cell>
          <table:table-cell office:value-type="float" office:value="-18.89223">
            <text:p>-18.89223</text:p>
          </table:table-cell>
          <table:table-cell office:value-type="float" office:value="9627.0">
            <text:p>9627.0</text:p>
          </table:table-cell>
          <table:table-cell office:value-type="float" office:value="40.0">
            <text:p>40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2.2">
            <text:p>4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6349">
            <text:p>Ua-56349</text:p>
          </table:table-cell>
          <table:table-cell office:value-type="float" office:value="81.45019">
            <text:p>81.45019</text:p>
          </table:table-cell>
          <table:table-cell office:value-type="float" office:value="-18.30312">
            <text:p>-18.30312</text:p>
          </table:table-cell>
          <table:table-cell office:value-type="float" office:value="9302.0">
            <text:p>9302.0</text:p>
          </table:table-cell>
          <table:table-cell office:value-type="float" office:value="59.0">
            <text:p>59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9.6">
            <text:p>19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-3783">
            <text:p>Lu-3783</text:p>
          </table:table-cell>
          <table:table-cell office:value-type="float" office:value="80.896">
            <text:p>80.896</text:p>
          </table:table-cell>
          <table:table-cell office:value-type="float" office:value="-14.387">
            <text:p>-14.387</text:p>
          </table:table-cell>
          <table:table-cell office:value-type="float" office:value="8530.0">
            <text:p>8530.0</text:p>
          </table:table-cell>
          <table:table-cell office:value-type="float" office:value="100.0">
            <text:p>100.0</text:p>
          </table:table-cell>
          <table:table-cell office:value-type="string" office:value="bivalves">
            <text:p>bivalve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-3782">
            <text:p>Lu-3782</text:p>
          </table:table-cell>
          <table:table-cell office:value-type="float" office:value="80.896">
            <text:p>80.896</text:p>
          </table:table-cell>
          <table:table-cell office:value-type="float" office:value="-14.387">
            <text:p>-14.387</text:p>
          </table:table-cell>
          <table:table-cell office:value-type="float" office:value="9080.0">
            <text:p>9080.0</text:p>
          </table:table-cell>
          <table:table-cell office:value-type="float" office:value="110.0">
            <text:p>110.0</text:p>
          </table:table-cell>
          <table:table-cell office:value-type="string" office:value="bivalves">
            <text:p>bivalve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K-5345">
            <text:p>K-5345</text:p>
          </table:table-cell>
          <table:table-cell office:value-type="float" office:value="81.56667">
            <text:p>81.56667</text:p>
          </table:table-cell>
          <table:table-cell office:value-type="float" office:value="-16.25">
            <text:p>-16.25</text:p>
          </table:table-cell>
          <table:table-cell office:value-type="float" office:value="9080.0">
            <text:p>9080.0</text:p>
          </table:table-cell>
          <table:table-cell office:value-type="float" office:value="125.0">
            <text:p>12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8.0">
            <text:p>58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-2574">
            <text:p>Lu-2574</text:p>
          </table:table-cell>
          <table:table-cell office:value-type="float" office:value="81.194">
            <text:p>81.194</text:p>
          </table:table-cell>
          <table:table-cell office:value-type="float" office:value="-12.858">
            <text:p>-12.858</text:p>
          </table:table-cell>
          <table:table-cell office:value-type="float" office:value="9550.0">
            <text:p>9550.0</text:p>
          </table:table-cell>
          <table:table-cell office:value-type="float" office:value="90.0">
            <text:p>90.0</text:p>
          </table:table-cell>
          <table:table-cell office:value-type="string" office:value="bivalves">
            <text:p>bivalve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-2574">
            <text:p>Lu-2574</text:p>
          </table:table-cell>
          <table:table-cell office:value-type="float" office:value="81.167">
            <text:p>81.167</text:p>
          </table:table-cell>
          <table:table-cell office:value-type="float" office:value="-14.0">
            <text:p>-14.0</text:p>
          </table:table-cell>
          <table:table-cell office:value-type="float" office:value="10100.0">
            <text:p>10100.0</text:p>
          </table:table-cell>
          <table:table-cell office:value-type="float" office:value="90.0">
            <text:p>9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Hakansson1987,Hjort1997">
            <text:p>Hakansson1987,Hjort1997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7568">
            <text:p>Ua-57568</text:p>
          </table:table-cell>
          <table:table-cell office:value-type="float" office:value="81.45019">
            <text:p>81.45019</text:p>
          </table:table-cell>
          <table:table-cell office:value-type="float" office:value="-18.30312">
            <text:p>-18.30312</text:p>
          </table:table-cell>
          <table:table-cell office:value-type="float" office:value="9439.0">
            <text:p>9439.0</text:p>
          </table:table-cell>
          <table:table-cell office:value-type="float" office:value="80.0">
            <text:p>80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9.6">
            <text:p>19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7569">
            <text:p>Ua-57569</text:p>
          </table:table-cell>
          <table:table-cell office:value-type="float" office:value="81.40395">
            <text:p>81.40395</text:p>
          </table:table-cell>
          <table:table-cell office:value-type="float" office:value="-18.03681">
            <text:p>-18.03681</text:p>
          </table:table-cell>
          <table:table-cell office:value-type="float" office:value="11587.0">
            <text:p>11587.0</text:p>
          </table:table-cell>
          <table:table-cell office:value-type="float" office:value="146.0">
            <text:p>146.0</text:p>
          </table:table-cell>
          <table:table-cell office:value-type="string" office:value="Mixed benthic Foraminifera and ostracods">
            <text:p>Mixed benthic Foraminifera and ostracod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6">
            <text:p>34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7570">
            <text:p>Ua-57570</text:p>
          </table:table-cell>
          <table:table-cell office:value-type="float" office:value="81.42059">
            <text:p>81.42059</text:p>
          </table:table-cell>
          <table:table-cell office:value-type="float" office:value="-18.25471">
            <text:p>-18.25471</text:p>
          </table:table-cell>
          <table:table-cell office:value-type="float" office:value="8976.0">
            <text:p>8976.0</text:p>
          </table:table-cell>
          <table:table-cell office:value-type="float" office:value="80.0">
            <text:p>80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9.2">
            <text:p>59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7571">
            <text:p>Ua-57571</text:p>
          </table:table-cell>
          <table:table-cell office:value-type="float" office:value="81.42059">
            <text:p>81.42059</text:p>
          </table:table-cell>
          <table:table-cell office:value-type="float" office:value="-18.25471">
            <text:p>-18.25471</text:p>
          </table:table-cell>
          <table:table-cell office:value-type="float" office:value="10009.0">
            <text:p>10009.0</text:p>
          </table:table-cell>
          <table:table-cell office:value-type="float" office:value="48.0">
            <text:p>48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2">
            <text:p>59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7572">
            <text:p>Ua-57572</text:p>
          </table:table-cell>
          <table:table-cell office:value-type="float" office:value="81.41301">
            <text:p>81.41301</text:p>
          </table:table-cell>
          <table:table-cell office:value-type="float" office:value="-18.89223">
            <text:p>-18.89223</text:p>
          </table:table-cell>
          <table:table-cell office:value-type="float" office:value="8987.0">
            <text:p>8987.0</text:p>
          </table:table-cell>
          <table:table-cell office:value-type="float" office:value="45.0">
            <text:p>45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2.2">
            <text:p>4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7573">
            <text:p>Ua-57573</text:p>
          </table:table-cell>
          <table:table-cell office:value-type="float" office:value="81.41301">
            <text:p>81.41301</text:p>
          </table:table-cell>
          <table:table-cell office:value-type="float" office:value="-18.89223">
            <text:p>-18.89223</text:p>
          </table:table-cell>
          <table:table-cell office:value-type="float" office:value="8970.0">
            <text:p>8970.0</text:p>
          </table:table-cell>
          <table:table-cell office:value-type="float" office:value="40.0">
            <text:p>40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2.2">
            <text:p>4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7574">
            <text:p>Ua-57574</text:p>
          </table:table-cell>
          <table:table-cell office:value-type="float" office:value="81.41301">
            <text:p>81.41301</text:p>
          </table:table-cell>
          <table:table-cell office:value-type="float" office:value="-18.89223">
            <text:p>-18.89223</text:p>
          </table:table-cell>
          <table:table-cell office:value-type="float" office:value="9748.0">
            <text:p>9748.0</text:p>
          </table:table-cell>
          <table:table-cell office:value-type="float" office:value="52.0">
            <text:p>52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2.2">
            <text:p>4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6351">
            <text:p>Ua-56351</text:p>
          </table:table-cell>
          <table:table-cell office:value-type="float" office:value="81.42059">
            <text:p>81.42059</text:p>
          </table:table-cell>
          <table:table-cell office:value-type="float" office:value="-18.25471">
            <text:p>-18.25471</text:p>
          </table:table-cell>
          <table:table-cell office:value-type="float" office:value="9349.0">
            <text:p>9349.0</text:p>
          </table:table-cell>
          <table:table-cell office:value-type="float" office:value="49.0">
            <text:p>49.0</text:p>
          </table:table-cell>
          <table:table-cell office:value-type="string" office:value="Mixed benthic foraminifera">
            <text:p>Mixed benthic foraminifer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2">
            <text:p>59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W-1066">
            <text:p>W-1066</text:p>
          </table:table-cell>
          <table:table-cell office:value-type="float" office:value="81.6">
            <text:p>81.6</text:p>
          </table:table-cell>
          <table:table-cell office:value-type="float" office:value="-16.683">
            <text:p>-16.683</text:p>
          </table:table-cell>
          <table:table-cell office:value-type="float" office:value="4217.0">
            <text:p>4217.0</text:p>
          </table:table-cell>
          <table:table-cell office:value-type="float" office:value="322.0">
            <text:p>322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Ua-56350">
            <text:p>Ua-56350</text:p>
          </table:table-cell>
          <table:table-cell office:value-type="float" office:value="81.40395">
            <text:p>81.40395</text:p>
          </table:table-cell>
          <table:table-cell office:value-type="float" office:value="-18.03681">
            <text:p>-18.03681</text:p>
          </table:table-cell>
          <table:table-cell office:value-type="float" office:value="9522.0">
            <text:p>9522.0</text:p>
          </table:table-cell>
          <table:table-cell office:value-type="float" office:value="80.0">
            <text:p>80.0</text:p>
          </table:table-cell>
          <table:table-cell office:value-type="string" office:value="Mixed benthic Foraminifera and ostracods">
            <text:p>Mixed benthic Foraminifera and ostracod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6">
            <text:p>34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runkEtal2018">
            <text:p>StrunkEtal2018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LuS-8015">
            <text:p>LuS-8015</text:p>
          </table:table-cell>
          <table:table-cell office:value-type="float" office:value="81.61528">
            <text:p>81.61528</text:p>
          </table:table-cell>
          <table:table-cell office:value-type="float" office:value="-16.69639">
            <text:p>-16.69639</text:p>
          </table:table-cell>
          <table:table-cell office:value-type="float" office:value="1155.0">
            <text:p>1155.0</text:p>
          </table:table-cell>
          <table:table-cell office:value-type="float" office:value="45.0">
            <text:p>45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AAR-3452">
            <text:p>AAR-3452</text:p>
          </table:table-cell>
          <table:table-cell office:value-type="float" office:value="81.55802">
            <text:p>81.55802</text:p>
          </table:table-cell>
          <table:table-cell office:value-type="float" office:value="-16.16025">
            <text:p>-16.16025</text:p>
          </table:table-cell>
          <table:table-cell office:value-type="float" office:value="3870.0">
            <text:p>38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Prinsesse_Ingeborg_Halvoe">
            <text:p>Prinsesse_Ingeborg_Halvoe</text:p>
          </table:table-cell>
          <table:table-cell office:value-type="string" office:value="radiocarbon">
            <text:p>radiocarbon</text:p>
          </table:table-cell>
          <table:table-cell office:value-type="string" office:value="AAR-3453">
            <text:p>AAR-3453</text:p>
          </table:table-cell>
          <table:table-cell office:value-type="float" office:value="81.55742">
            <text:p>81.55742</text:p>
          </table:table-cell>
          <table:table-cell office:value-type="float" office:value="-16.21868">
            <text:p>-16.21868</text:p>
          </table:table-cell>
          <table:table-cell office:value-type="float" office:value="2470.0">
            <text:p>2470.0</text:p>
          </table:table-cell>
          <table:table-cell office:value-type="float" office:value="75.0">
            <text:p>7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FunderEtal2011">
            <text:p>Funder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